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26</text:p>
      <text:p text:style-name="Standard"/>
      <text:p text:style-name="Standard">Demandeur : EARL LA FERME D'EMMA</text:p>
      <text:p text:style-name="Standard">Adresse : LE ROCHER<text:line-break/>22130 LANGUENAN</text:p>
      <text:p text:style-name="Standard">Cédant : GAEC DU VIEUX ROCHER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LANGUENAN</text:p>
      <text:p text:style-name="Standard"/>
      <text:p text:style-name="Standard"/>
      <text:p text:style-name="Standard"/>
      <text:p text:style-name="P1">Dossier n° : C22250326</text:p>
      <text:p text:style-name="P1"/>
      <text:p text:style-name="P1">Demandeur : EARL LA FERME D'EMMA</text:p>
      <text:p text:style-name="P1">Adresse : LE ROCHER<text:line-break/>22130 LANGUENAN</text:p>
      <text:p text:style-name="P1">Cédant : GAEC DU VIEUX ROCHER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LANGUENAN</text:p>
      <text:p text:style-name="P1"/>
      <text:p text:style-name="P1"/>
      <text:p text:style-name="P1">Parcelles : B199 - B179 - B736 - B764 - B1389 - B1527 - B198 - B430 - B897 - B1436A - B1436B - B1436C - B1436D - B1436E - B1436F - B1434J - B1434K - B1431AJ - B1431AK - B1431AL - B1432J - B1432K - B1433 - B480 - B482 - B896 - A583 - B240 - B244 - B245 - B248 - B249 - B250 - B251 - B258 - B210 - B398 - B399 - B845 - B1425K - B1531 - B1533 - B1535 - B407 - B410 - B411 - B412 - B413 - B806</text:p>
      <text:p text:style-name="P1">Superficie : 43,2136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